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dcff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-color="#e6ff00" draw:opacity="20%" draw:textarea-horizontal-align="center" draw:textarea-vertical-align="middle" draw:shadow-opacity="2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8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9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3.588cm"/>
    </style:style>
    <style:style style:name="gr9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4pt" fo:letter-spacing="-0.018cm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font-size="14pt" fo:font-weight="normal" style:font-weight-asian="normal" style:font-weight-complex="normal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'Comic Sans MS'" style:font-family-generic="script" style:font-pitch="variable" fo:font-size="15pt" fo:font-style="normal" fo:font-weight="bold" style:font-size-asian="15pt" style:font-style-asian="normal" style:font-size-complex="15pt" style:font-style-complex="normal"/>
    </style:style>
    <style:style style:name="P9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4pt" fo:letter-spacing="-0.018cm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weight-asian="normal" style:font-weight-complex="normal"/>
    </style:style>
    <style:style style:name="T4" style:family="text">
      <style:text-properties fo:font-family="'Comic Sans MS'" style:font-family-generic="script" style:font-pitch="variable" fo:font-size="15pt" fo:font-style="normal" fo:font-weight="bold" style:font-size-asian="15pt" style:font-style-asian="normal" style:font-size-complex="15pt" style:font-style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5.193cm" svg:height="4.868cm" svg:x="1.201cm" svg:y="0.223cm">
          <text:p/>
        </draw:rect>
        <draw:rect draw:style-name="gr2" draw:text-style-name="P1" draw:layer="layout" svg:width="5.193cm" svg:height="4.868cm" svg:x="1.201cm" svg:y="5.416cm">
          <text:p/>
        </draw:rect>
        <draw:rect draw:style-name="gr2" draw:text-style-name="P1" draw:layer="layout" svg:width="6.491cm" svg:height="10.061cm" svg:x="6.719cm" svg:y="0.223cm">
          <text:p/>
        </draw:rect>
        <draw:rect draw:style-name="gr3" draw:text-style-name="P1" xml:id="id2" draw:id="id2" draw:layer="layout" svg:width="2.995cm" svg:height="3.402cm" svg:x="2.101cm" svg:y="1.321cm">
          <text:p/>
        </draw:rect>
        <draw:rect draw:style-name="gr4" draw:text-style-name="P3" draw:layer="layout" svg:width="2.995cm" svg:height="0.902cm" svg:x="2.101cm" svg:y="1.321cm">
          <text:p text:style-name="P2"><text:span text:style-name="T1">Assert.*</text:span></text:p>
        </draw:rect>
        <draw:rect draw:style-name="gr3" draw:text-style-name="P1" xml:id="id4" draw:id="id4" draw:layer="layout" svg:width="2.995cm" svg:height="3.533cm" svg:x="2.101cm" svg:y="6.39cm">
          <text:p/>
        </draw:rect>
        <draw:rect draw:style-name="gr4" draw:text-style-name="P5" xml:id="id1" draw:id="id1" draw:layer="layout" svg:width="2.995cm" svg:height="1.033cm" svg:x="2.101cm" svg:y="6.39cm">
          <text:p text:style-name="P4"><text:span text:style-name="T2">WebTester</text:span></text:p>
        </draw:rect>
        <draw:rect draw:style-name="gr3" draw:text-style-name="P1" draw:layer="layout" svg:width="2.995cm" svg:height="3.581cm" svg:x="2.101cm" svg:y="10.923cm">
          <text:p/>
        </draw:rect>
        <draw:rect draw:style-name="gr4" draw:text-style-name="P5" xml:id="id3" draw:id="id3" draw:layer="layout" svg:width="2.995cm" svg:height="1cm" svg:x="2.101cm" svg:y="10.923cm">
          <text:p text:style-name="P4"><text:span text:style-name="T2">YourWebTest</text:span></text:p>
        </draw:rect>
        <draw:rect draw:style-name="gr3" draw:text-style-name="P1" xml:id="id5" draw:id="id5" draw:layer="layout" svg:width="3.894cm" svg:height="3.447cm" svg:x="8.082cm" svg:y="1.976cm">
          <text:p/>
        </draw:rect>
        <draw:rect draw:style-name="gr4" draw:text-style-name="P6" draw:layer="layout" svg:width="3.894cm" svg:height="1.447cm" svg:x="8.082cm" svg:y="1.976cm">
          <text:p text:style-name="P4"><text:span text:style-name="T3">htmlunit-plugin</text:span></text:p>
        </draw:rect>
        <draw:connector draw:style-name="gr5" draw:text-style-name="P1" draw:layer="layout" draw:type="lines" svg:x1="3.598cm" svg:y1="6.39cm" svg:x2="3.598cm" svg:y2="4.723cm" draw:start-shape="id1" draw:start-glue-point="0" draw:end-shape="id2" draw:end-glue-point="2" svg:d="m3598 6390v-501-665-501">
          <text:p/>
        </draw:connector>
        <draw:connector draw:style-name="gr5" draw:text-style-name="P1" draw:layer="layout" draw:type="lines" svg:x1="3.598cm" svg:y1="10.923cm" svg:x2="3.598cm" svg:y2="9.923cm" draw:start-shape="id3" draw:start-glue-point="0" draw:end-shape="id4" draw:end-glue-point="2" svg:d="m3598 10923v-501 2-501">
          <text:p/>
        </draw:connector>
        <draw:frame draw:style-name="gr6" draw:text-style-name="P8" draw:layer="layout" svg:width="1.916cm" svg:height="0.988cm" svg:x="1.267cm" svg:y="0.148cm">
          <draw:text-box>
            <text:p text:style-name="P7"><text:span text:style-name="T4">JUnit</text:span></text:p>
          </draw:text-box>
        </draw:frame>
        <draw:frame draw:style-name="gr7" draw:text-style-name="P8" draw:layer="layout" svg:width="4.795cm" svg:height="0.988cm" svg:x="1.254cm" svg:y="5.316cm">
          <draw:text-box>
            <text:p text:style-name="P7"><text:span text:style-name="T4">JWebUnit (core)</text:span></text:p>
          </draw:text-box>
        </draw:frame>
        <draw:frame draw:style-name="gr8" draw:text-style-name="P8" draw:layer="layout" svg:width="5.358cm" svg:height="0.988cm" svg:x="6.743cm" svg:y="0.161cm">
          <draw:text-box>
            <text:p text:style-name="P7"><text:span text:style-name="T4">JWebUnit (plugins)</text:span></text:p>
          </draw:text-box>
        </draw:frame>
        <draw:rect draw:style-name="gr4" draw:text-style-name="P9" xml:id="id6" draw:id="id6" draw:layer="layout" svg:width="6.167cm" svg:height="4.219cm" svg:x="13.534cm" svg:y="1.327cm">
          <text:p text:style-name="P4"><text:span text:style-name="T5">HtmlUnit project</text:span></text:p>
        </draw:rect>
        <draw:connector draw:style-name="gr9" draw:text-style-name="P1" draw:layer="layout" draw:type="line" svg:x1="5.096cm" svg:y1="8.156cm" svg:x2="8.082cm" svg:y2="3.699cm" draw:start-shape="id4" draw:start-glue-point="1" draw:end-shape="id5" draw:end-glue-point="3" svg:d="m5096 8156 2986-4457">
          <text:p/>
        </draw:connector>
        <draw:connector draw:style-name="gr10" draw:text-style-name="P1" draw:layer="layout" draw:type="line" svg:x1="11.976cm" svg:y1="3.699cm" svg:x2="13.534cm" svg:y2="3.436cm" draw:start-shape="id5" draw:start-glue-point="1" draw:end-shape="id6" draw:end-glue-point="3" svg:d="m11976 3699 1558-263">
          <text:p/>
        </draw:connector>
        <draw:rect draw:style-name="gr3" draw:text-style-name="P1" xml:id="id7" draw:id="id7" draw:layer="layout" svg:width="3.894cm" svg:height="3.582cm" svg:x="8.082cm" svg:y="5.923cm">
          <text:p/>
        </draw:rect>
        <draw:rect draw:style-name="gr4" draw:text-style-name="P6" draw:layer="layout" svg:width="3.894cm" svg:height="1.311cm" svg:x="8.082cm" svg:y="5.923cm">
          <text:p text:style-name="P4"><text:span text:style-name="T3">webdriver-plugin</text:span></text:p>
        </draw:rect>
        <draw:rect draw:style-name="gr4" draw:text-style-name="P9" xml:id="id8" draw:id="id8" draw:layer="layout" svg:width="6.167cm" svg:height="4.22cm" svg:x="13.534cm" svg:y="5.935cm">
          <text:p text:style-name="P4"><text:span text:style-name="T5">Selenium 2/WebDriver</text:span></text:p>
        </draw:rect>
        <draw:connector draw:style-name="gr10" draw:text-style-name="P1" draw:layer="layout" draw:type="line" svg:x1="11.976cm" svg:y1="7.714cm" svg:x2="13.534cm" svg:y2="8.045cm" draw:start-shape="id7" draw:start-glue-point="1" draw:end-shape="id8" draw:end-glue-point="3" svg:d="m11976 7714 1558 331">
          <text:p/>
        </draw:connector>
        <draw:connector draw:style-name="gr10" draw:text-style-name="P1" draw:layer="layout" draw:type="lines" svg:x1="5.096cm" svg:y1="8.156cm" svg:x2="8.082cm" svg:y2="7.714cm" draw:start-shape="id4" draw:start-glue-point="1" draw:end-shape="id7" draw:end-glue-point="3" svg:d="m5096 8156h501l1984-442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7cm" fo:margin-left="0.601cm" fo:margin-right="0.634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meta:initial-creator>Julien Henry</meta:initial-creator>
    <meta:creation-date>2006-05-02T14:06:44</meta:creation-date>
    <dc:date>2012-08-16T21:50:48.66</dc:date>
    <dc:language>fr-FR</dc:language>
    <meta:editing-cycles>11</meta:editing-cycles>
    <meta:editing-duration>PT1H22M4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